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style:font-name="Calibri" fo:font-size="11pt" fo:language="en" fo:country="none" style:font-name-asian="Calibri" style:font-size-asian="11pt" style:font-name-complex="Calibri" style:font-size-complex="11pt"/>
    </style:style>
    <style:style style:name="P2" style:family="paragraph" style:parent-style-name="Standard" style:list-style-name="">
      <style:paragraph-properties fo:margin-top="0in" fo:margin-bottom="0.139in" fo:line-height="115%"/>
      <style:text-properties fo:color="#008141" fo:font-size="11pt" fo:language="en" fo:country="none" fo:font-weight="bold" style:font-size-asian="11pt" style:font-weight-asian="bold" style:font-size-complex="11pt" style:font-weight-complex="bold"/>
    </style:style>
    <style:style style:name="P3" style:family="paragraph" style:parent-style-name="Standard" style:list-style-name="" style:master-page-name="Standard">
      <style:paragraph-properties fo:margin-top="0in" fo:margin-bottom="0.139in" fo:line-height="115%" style:page-number="auto"/>
      <style:text-properties fo:color="#008141" fo:font-size="11pt" fo:language="en" fo:country="none"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P1 - The Deal With The Maryam Looking Girl Is That She Is Wondering What The Deal Is With The Peixes Looking Girl And Specifically Why The Former Has Piqued The Latters Curiosity</text:p>
      <text:p text:style-name="P2">The Same Thing Occurred To Me</text:p>
      <text:p text:style-name="P2">The Same Thing Occurred To Me Yet Again</text:p>
      <text:p text:style-name="P2">I Suppose</text:p>
      <text:p text:style-name="P2">To My Knowledge Yes</text:p>
      <text:p text:style-name="P2">Is There An Alternative Degree Of Auto Luminescence I Should Be Aware Of</text:p>
      <text:p text:style-name="P2">And If So How Foolish Should I Feel For Only Learning About It Now</text:p>
      <text:p text:style-name="P2">Really</text:p>
      <text:p text:style-name="P2">I Dont Think So</text:p>
      <text:p text:style-name="P2">Id Like To</text:p>
      <text:p text:style-name="P2">But I Cant Get Up The Nerve</text:p>
      <text:p text:style-name="P2">Yes</text:p>
      <text:p text:style-name="P2">She Is An Amazing Person</text:p>
      <text:p text:style-name="P2">And It Is Very Intimidating</text:p>
      <text:p text:style-name="P2">I Had The Same Feelings Of Trepidation The Last Time I Encountered Someone I Admired</text:p>
      <text:p text:style-name="P2">...</text:p>
      <text:p text:style-name="P2">...</text:p>
      <text:p text:style-name="P2">...</text:p>
      <text:p text:style-name="P2">Maybe</text:p>
      <text:p text:style-name="P2">MP2 - I Was About To Respond Favorably</text:p>
      <text:p text:style-name="P2">But Then I Glanced Over At Rose</text:p>
      <text:p text:style-name="P2">And She Was Just Shaking Her Head At Me Very Slowly And Kind Of Knowingly</text:p>
      <text:p text:style-name="P2">Oh Probably</text:p>
      <text:p text:style-name="P2"><text:soft-page-break/>But Lets Be Realistic Here The Answer Was Probably Going To Be No Anyway</text:p>
      <text:p text:style-name="P2">I Bet It Tastes Really Bad</text:p>
      <text:p text:style-name="P2">_</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26" meta:word-count="178" meta:character-count="875"/>
    <meta:generator>OpenOffice/4.1.2$Win32 OpenOffice.org_project/412m3$Build-9782</meta:generator>
  </office:meta>
</office:document-meta>
</file>